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7.24958333333333cm" style:use-optimal-column-width="true"/>
    </style:style>
    <style:style style:name="co3" style:family="table-column">
      <style:table-column-properties fo:break-before="auto" style:column-width="4.31270833333333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15.39875cm"/>
    </style:style>
    <style:style style:name="co8" style:family="table-column">
      <style:table-column-properties fo:break-before="auto" style:column-width="0.635cm" style:use-optimal-column-width="true"/>
    </style:style>
    <style:style style:name="co9" style:family="table-column">
      <style:table-column-properties fo:break-before="auto" style:column-width="9.36625cm" style:use-optimal-column-width="true"/>
    </style:style>
    <style:style style:name="co10" style:family="table-column">
      <style:table-column-properties fo:break-before="auto" style:column-width="1.87854166666667cm" style:use-optimal-column-width="true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3.88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16376" table:default-cell-style-name="ce1"/>
        <table:table-row table:style-name="ro1">
          <table:table-cell table:style-name="ce1">
            <table:cell-range-source table:name="Connessione1" table:last-column-spanned="4" table:last-row-spanned="63" xlink:href="C:\Users\sabatst\Downloads\data (45)."/>
          </table:table-cell>
          <table:table-cell office:value-type="string" table:style-name="ce1">
            <text:p>CONTAINER TRAFFIC - TEU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2">
            <text:p>TEU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float" office:value="144626" table:style-name="ce2">
            <text:p>144626</text:p>
          </table:table-cell>
          <table:table-cell table:style-name="ce1"/>
          <table:table-cell office:value-type="string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144626}, 'geometry': { 'type': 'Point', 'coordinates': [121.4915,31.2246] }}" table:formula="of:=CONCATENATE(&quot;{'type': 'Feature', 'properties': {'name':'&quot;;[.B3];&quot;','quantity':&quot;;[.D3];&quot;}, 'geometry': { 'type': 'Point', 'coordinates': [&quot;;[.F3];&quot;] }}&quot;)" table:style-name="ce1">
            <text:p>{'type': 'Feature', 'properties': {'name':'Shanghai','quantity':144626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float" office:value="76493" table:style-name="ce2">
            <text:p>76493</text:p>
          </table:table-cell>
          <table:table-cell table:style-name="ce1"/>
          <table:table-cell office:value-type="string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76493}, 'geometry': { 'type': 'Point', 'coordinates': [103.85283,1.29063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Singapore','quantity':76493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float" office:value="62343" table:style-name="ce2">
            <text:p>62343</text:p>
          </table:table-cell>
          <table:table-cell table:style-name="ce1"/>
          <table:table-cell office:value-type="string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2343}, 'geometry': { 'type': 'Point', 'coordinates': [114.1229,22.3434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Hong Kong','quantity':62343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float" office:value="51713" table:style-name="ce2">
            <text:p>51713</text:p>
          </table:table-cell>
          <table:table-cell table:style-name="ce1"/>
          <table:table-cell office:value-type="string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51713}, 'geometry': { 'type': 'Point', 'coordinates': [121.54988,29.87203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Ningbo','quantity':51713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float" office:value="44884" table:style-name="ce2">
            <text:p>44884</text:p>
          </table:table-cell>
          <table:table-cell table:style-name="ce1"/>
          <table:table-cell office:value-type="string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44884}, 'geometry': { 'type': 'Point', 'coordinates': [9.0960,39.2204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Cagliari','quantity':44884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float" office:value="41822" table:style-name="ce2">
            <text:p>41822</text:p>
          </table:table-cell>
          <table:table-cell table:style-name="ce1"/>
          <table:table-cell office:value-type="string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41822}, 'geometry': { 'type': 'Point', 'coordinates': [-73.9796,40.6979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New York','quantity':41822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float" office:value="41445" table:style-name="ce2">
            <text:p>41445</text:p>
          </table:table-cell>
          <table:table-cell table:style-name="ce1"/>
          <table:table-cell office:value-type="string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41445}, 'geometry': { 'type': 'Point', 'coordinates': [39.16404,21.58222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Jeddah','quantity':41445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usan</text:p>
          </table:table-cell>
          <table:table-cell office:value-type="string" table:style-name="ce1">
            <text:p>South Korea</text:p>
          </table:table-cell>
          <table:table-cell office:value-type="float" office:value="39444" table:style-name="ce2">
            <text:p>39444</text:p>
          </table:table-cell>
          <table:table-cell table:style-name="ce1"/>
          <table:table-cell office:value-type="string" table:style-name="ce1">
            <text:p>129.0752365,35.179978</text:p>
          </table:table-cell>
          <table:table-cell table:style-name="ce1"/>
          <table:table-cell office:value-type="string" office:string-value="{'type': 'Feature', 'properties': {'name':'Pusan','quantity':39444}, 'geometry': { 'type': 'Point', 'coordinates': [129.0752365,35.179978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Pusan','quantity':39444}, 'geometry': { 'type': 'Point', 'coordinates': [129.0752365,35.179978] }}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float" office:value="32426" table:style-name="ce2">
            <text:p>32426</text:p>
          </table:table-cell>
          <table:table-cell table:style-name="ce1"/>
          <table:table-cell office:value-type="string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32426}, 'geometry': { 'type': 'Point', 'coordinates': [29.8944,31.1990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Alexandria','quantity':32426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float" office:value="31964" table:style-name="ce2">
            <text:p>31964</text:p>
          </table:table-cell>
          <table:table-cell table:style-name="ce1"/>
          <table:table-cell office:value-type="string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31964}, 'geometry': { 'type': 'Point', 'coordinates': [55.0687,24.9959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Jebel Ali','quantity':31964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States of America</text:p>
          </table:table-cell>
          <table:table-cell office:value-type="float" office:value="27712" table:style-name="ce2">
            <text:p>27712</text:p>
          </table:table-cell>
          <table:table-cell table:style-name="ce1"/>
          <table:table-cell office:value-type="string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27712}, 'geometry': { 'type': 'Point', 'coordinates': [-81.0980,31.9996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Savannah','quantity':27712}, 'geometry': { 'type': 'Point', 'coordinates': [-81.0980,31.9996] }}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float" office:value="27208" table:style-name="ce2">
            <text:p>27208</text:p>
          </table:table-cell>
          <table:table-cell table:style-name="ce1"/>
          <table:table-cell office:value-type="string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7208}, 'geometry': { 'type': 'Point', 'coordinates': [-73.6554,45.5027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Montreal','quantity':27208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float" office:value="27037" table:style-name="ce2">
            <text:p>27037</text:p>
          </table:table-cell>
          <table:table-cell table:style-name="ce1"/>
          <table:table-cell office:value-type="string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27037}, 'geometry': { 'type': 'Point', 'coordinates': [101.3006,2.9410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Port Kelang','quantity':27037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ingdao</text:p>
          </table:table-cell>
          <table:table-cell office:value-type="string" table:style-name="ce1">
            <text:p>China</text:p>
          </table:table-cell>
          <table:table-cell office:value-type="float" office:value="26823" table:style-name="ce2">
            <text:p>26823</text:p>
          </table:table-cell>
          <table:table-cell table:style-name="ce1"/>
          <table:table-cell office:value-type="string" table:style-name="ce1">
            <text:p>120.3189,36.0696</text:p>
          </table:table-cell>
          <table:table-cell table:style-name="ce1"/>
          <table:table-cell office:value-type="string" office:string-value="{'type': 'Feature', 'properties': {'name':'Qingdao','quantity':26823}, 'geometry': { 'type': 'Point', 'coordinates': [120.3189,36.0696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Qingdao','quantity':26823}, 'geometry': { 'type': 'Point', 'coordinates': [120.3189,36.0696] }}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float" office:value="26560" table:style-name="ce2">
            <text:p>26560</text:p>
          </table:table-cell>
          <table:table-cell table:style-name="ce1"/>
          <table:table-cell office:value-type="string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6560}, 'geometry': { 'type': 'Point', 'coordinates': [120.2893,22.6015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Kaohsiung','quantity':26560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Jawaharlal Neru (Nhava Sheva)</text:p>
          </table:table-cell>
          <table:table-cell office:value-type="string" table:style-name="ce1">
            <text:p>India</text:p>
          </table:table-cell>
          <table:table-cell office:value-type="float" office:value="24510" table:style-name="ce2">
            <text:p>24510</text:p>
          </table:table-cell>
          <table:table-cell table:style-name="ce1"/>
          <table:table-cell office:value-type="string" table:style-name="ce1">
            <text:p>72.9644,18.9629</text:p>
          </table:table-cell>
          <table:table-cell table:style-name="ce1"/>
          <table:table-cell office:value-type="string" office:string-value="{'type': 'Feature', 'properties': {'name':'Jawaharlal Neru (Nhava Sheva)','quantity':24510}, 'geometry': { 'type': 'Point', 'coordinates': [72.9644,18.9629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Jawaharlal Neru (Nhava Sheva)','quantity':24510}, 'geometry': { 'type': 'Point', 'coordinates': [72.9644,18.9629] }}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Yantian Huangdong</text:p>
          </table:table-cell>
          <table:table-cell office:value-type="string" table:style-name="ce1">
            <text:p>China</text:p>
          </table:table-cell>
          <table:table-cell office:value-type="float" office:value="24464" table:style-name="ce2">
            <text:p>24464</text:p>
          </table:table-cell>
          <table:table-cell table:style-name="ce1"/>
          <table:table-cell office:value-type="string" table:style-name="ce1">
            <text:p>114.2830,22.5841</text:p>
          </table:table-cell>
          <table:table-cell table:style-name="ce1"/>
          <table:table-cell office:value-type="string" office:string-value="{'type': 'Feature', 'properties': {'name':'Yantian Huangdong','quantity':24464}, 'geometry': { 'type': 'Point', 'coordinates': [114.2830,22.5841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Yantian Huangdong','quantity':24464}, 'geometry': { 'type': 'Point', 'coordinates': [114.2830,22.5841] }}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hekou</text:p>
          </table:table-cell>
          <table:table-cell office:value-type="string" table:style-name="ce1">
            <text:p>China</text:p>
          </table:table-cell>
          <table:table-cell office:value-type="float" office:value="24017" table:style-name="ce2">
            <text:p>24017</text:p>
          </table:table-cell>
          <table:table-cell table:style-name="ce1"/>
          <table:table-cell office:value-type="string" table:style-name="ce1">
            <text:p>113.9161,22.4715</text:p>
          </table:table-cell>
          <table:table-cell table:style-name="ce1"/>
          <table:table-cell office:value-type="string" office:string-value="{'type': 'Feature', 'properties': {'name':'Shekou','quantity':24017}, 'geometry': { 'type': 'Point', 'coordinates': [113.9161,22.4715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Shekou','quantity':24017}, 'geometry': { 'type': 'Point', 'coordinates': [113.9161,22.4715] }}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Spain</text:p>
          </table:table-cell>
          <table:table-cell office:value-type="float" office:value="23501" table:style-name="ce2">
            <text:p>23501</text:p>
          </table:table-cell>
          <table:table-cell table:style-name="ce1"/>
          <table:table-cell office:value-type="string" table:style-name="ce1">
            <text:p>-0.3525,39.4228</text:p>
          </table:table-cell>
          <table:table-cell table:style-name="ce1"/>
          <table:table-cell office:value-type="string" office:string-value="{'type': 'Feature', 'properties': {'name':'Valencia','quantity':23501}, 'geometry': { 'type': 'Point', 'coordinates': [-0.3525,39.4228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Valencia','quantity':23501}, 'geometry': { 'type': 'Point', 'coordinates': [-0.3525,39.4228] }}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float" office:value="23346" table:style-name="ce2">
            <text:p>23346</text:p>
          </table:table-cell>
          <table:table-cell table:style-name="ce1"/>
          <table:table-cell office:value-type="string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23346}, 'geometry': { 'type': 'Point', 'coordinates': [10.3073,43.5457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Livorno','quantity':23346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float" office:value="22072" table:style-name="ce2">
            <text:p>22072</text:p>
          </table:table-cell>
          <table:table-cell table:style-name="ce1"/>
          <table:table-cell office:value-type="string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22072}, 'geometry': { 'type': 'Point', 'coordinates': [-46.2900,-23.8643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Santos','quantity':22072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float" office:value="22006" table:style-name="ce2">
            <text:p>22006</text:p>
          </table:table-cell>
          <table:table-cell table:style-name="ce1"/>
          <table:table-cell office:value-type="string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22006}, 'geometry': { 'type': 'Point', 'coordinates': [15.9207,38.4271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Gioia Tauro','quantity':22006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float" office:value="21701" table:style-name="ce2">
            <text:p>21701</text:p>
          </table:table-cell>
          <table:table-cell table:style-name="ce1"/>
          <table:table-cell office:value-type="string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1701}, 'geometry': { 'type': 'Point', 'coordinates': [56.3709,25.3584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Khor al Fakkan','quantity':21701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float" office:value="21484" table:style-name="ce2">
            <text:p>21484</text:p>
          </table:table-cell>
          <table:table-cell table:style-name="ce1"/>
          <table:table-cell office:value-type="string" table:style-name="ce1">
            <text:p>103.5541,1.3639</text:p>
          </table:table-cell>
          <table:table-cell table:style-name="ce1"/>
          <table:table-cell office:value-type="string" office:string-value="{'type': 'Feature', 'properties': {'name':'Tanjong Pelepas','quantity':21484}, 'geometry': { 'type': 'Point', 'coordinates': [103.5541,1.3639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Tanjong Pelepas','quantity':21484}, 'geometry': { 'type': 'Point', 'coordinates': [103.5541,1.3639] }}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unisia</text:p>
          </table:table-cell>
          <table:table-cell office:value-type="float" office:value="19819" table:style-name="ce2">
            <text:p>19819</text:p>
          </table:table-cell>
          <table:table-cell table:style-name="ce1"/>
          <table:table-cell office:value-type="string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','quantity':19819}, 'geometry': { 'type': 'Point', 'coordinates': [10.18479,36.80011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Tunis','quantity':19819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United States of America</text:p>
          </table:table-cell>
          <table:table-cell office:value-type="float" office:value="18282" table:style-name="ce2">
            <text:p>18282</text:p>
          </table:table-cell>
          <table:table-cell table:style-name="ce1"/>
          <table:table-cell office:value-type="string" table:style-name="ce1">
            <text:p>-74.1821,40.7310</text:p>
          </table:table-cell>
          <table:table-cell table:style-name="ce1"/>
          <table:table-cell office:value-type="string" office:string-value="{'type': 'Feature', 'properties': {'name':'Newark','quantity':18282}, 'geometry': { 'type': 'Point', 'coordinates': [-74.1821,40.7310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Newark','quantity':18282}, 'geometry': { 'type': 'Point', 'coordinates': [-74.1821,40.7310] }}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ort Said</text:p>
          </table:table-cell>
          <table:table-cell office:value-type="string" table:style-name="ce1">
            <text:p>Egypt</text:p>
          </table:table-cell>
          <table:table-cell office:value-type="float" office:value="17361" table:style-name="ce2">
            <text:p>17361</text:p>
          </table:table-cell>
          <table:table-cell table:style-name="ce1"/>
          <table:table-cell office:value-type="string" table:style-name="ce1">
            <text:p>32.3192,31.2567</text:p>
          </table:table-cell>
          <table:table-cell table:style-name="ce1"/>
          <table:table-cell office:value-type="string" office:string-value="{'type': 'Feature', 'properties': {'name':'Port Said','quantity':17361}, 'geometry': { 'type': 'Point', 'coordinates': [32.3192,31.2567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Port Said','quantity':17361}, 'geometry': { 'type': 'Point', 'coordinates': [32.3192,31.2567] }}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geciras</text:p>
          </table:table-cell>
          <table:table-cell office:value-type="string" table:style-name="ce1">
            <text:p>Spain</text:p>
          </table:table-cell>
          <table:table-cell office:value-type="float" office:value="17064" table:style-name="ce2">
            <text:p>17064</text:p>
          </table:table-cell>
          <table:table-cell table:style-name="ce1"/>
          <table:table-cell office:value-type="string" table:style-name="ce1">
            <text:p>-5.4278,36.1386</text:p>
          </table:table-cell>
          <table:table-cell table:style-name="ce1"/>
          <table:table-cell office:value-type="string" office:string-value="{'type': 'Feature', 'properties': {'name':'Algeciras','quantity':17064}, 'geometry': { 'type': 'Point', 'coordinates': [-5.4278,36.1386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Algeciras','quantity':17064}, 'geometry': { 'type': 'Point', 'coordinates': [-5.4278,36.1386] }}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mietta</text:p>
          </table:table-cell>
          <table:table-cell office:value-type="string" table:style-name="ce1">
            <text:p>Egypt</text:p>
          </table:table-cell>
          <table:table-cell office:value-type="float" office:value="16251" table:style-name="ce2">
            <text:p>16251</text:p>
          </table:table-cell>
          <table:table-cell table:style-name="ce1"/>
          <table:table-cell office:value-type="string" table:style-name="ce1">
            <text:p>31.82137,31.41674</text:p>
          </table:table-cell>
          <table:table-cell table:style-name="ce1"/>
          <table:table-cell office:value-type="string" office:string-value="{'type': 'Feature', 'properties': {'name':'Damietta','quantity':16251}, 'geometry': { 'type': 'Point', 'coordinates': [31.82137,31.41674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Damietta','quantity':16251}, 'geometry': { 'type': 'Point', 'coordinates': [31.82137,31.41674] }}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float" office:value="16207" table:style-name="ce2">
            <text:p>16207</text:p>
          </table:table-cell>
          <table:table-cell table:style-name="ce1"/>
          <table:table-cell office:value-type="string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16207}, 'geometry': { 'type': 'Point', 'coordinates': [-94.9171,29.7232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Houston','quantity':16207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float" office:value="15698" table:style-name="ce2">
            <text:p>15698</text:p>
          </table:table-cell>
          <table:table-cell table:style-name="ce1"/>
          <table:table-cell office:value-type="string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15698}, 'geometry': { 'type': 'Point', 'coordinates': [14.5244,35.9180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Malta','quantity':15698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float" office:value="15324" table:style-name="ce2">
            <text:p>15324</text:p>
          </table:table-cell>
          <table:table-cell table:style-name="ce1"/>
          <table:table-cell office:value-type="string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15324}, 'geometry': { 'type': 'Point', 'coordinates': [2.1889,41.3996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Barcelona','quantity':15324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float" office:value="15187" table:style-name="ce2">
            <text:p>15187</text:p>
          </table:table-cell>
          <table:table-cell table:style-name="ce1"/>
          <table:table-cell office:value-type="string" table:style-name="ce1">
            <text:p>-58.44598,-34.61287</text:p>
          </table:table-cell>
          <table:table-cell table:style-name="ce1"/>
          <table:table-cell office:value-type="string" office:string-value="{'type': 'Feature', 'properties': {'name':'Buenos Aires','quantity':15187}, 'geometry': { 'type': 'Point', 'coordinates': [-58.44598,-34.61287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Buenos Aires','quantity':15187}, 'geometry': { 'type': 'Point', 'coordinates': [-58.44598,-34.61287] }}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orfolk</text:p>
          </table:table-cell>
          <table:table-cell office:value-type="string" table:style-name="ce1">
            <text:p>United States of America</text:p>
          </table:table-cell>
          <table:table-cell office:value-type="float" office:value="15056" table:style-name="ce2">
            <text:p>15056</text:p>
          </table:table-cell>
          <table:table-cell table:style-name="ce1"/>
          <table:table-cell office:value-type="string" table:style-name="ce1">
            <text:p>-76.1960,37.0127</text:p>
          </table:table-cell>
          <table:table-cell table:style-name="ce1"/>
          <table:table-cell office:value-type="string" office:string-value="{'type': 'Feature', 'properties': {'name':'Norfolk','quantity':15056}, 'geometry': { 'type': 'Point', 'coordinates': [-76.1960,37.0127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Norfolk','quantity':15056}, 'geometry': { 'type': 'Point', 'coordinates': [-76.1960,37.0127] }}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Italy</text:p>
          </table:table-cell>
          <table:table-cell office:value-type="float" office:value="14934" table:style-name="ce2">
            <text:p>14934</text:p>
          </table:table-cell>
          <table:table-cell table:style-name="ce1"/>
          <table:table-cell office:value-type="string" table:style-name="ce1">
            <text:p>14.2461,40.8529</text:p>
          </table:table-cell>
          <table:table-cell table:style-name="ce1"/>
          <table:table-cell office:value-type="string" office:string-value="{'type': 'Feature', 'properties': {'name':'Napoli','quantity':14934}, 'geometry': { 'type': 'Point', 'coordinates': [14.2461,40.8529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Napoli','quantity':14934}, 'geometry': { 'type': 'Point', 'coordinates': [14.2461,40.8529] }}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Xiamen</text:p>
          </table:table-cell>
          <table:table-cell office:value-type="string" table:style-name="ce1">
            <text:p>China</text:p>
          </table:table-cell>
          <table:table-cell office:value-type="float" office:value="14695" table:style-name="ce2">
            <text:p>14695</text:p>
          </table:table-cell>
          <table:table-cell table:style-name="ce1"/>
          <table:table-cell office:value-type="string" table:style-name="ce1">
            <text:p>118.1537,24.5029</text:p>
          </table:table-cell>
          <table:table-cell table:style-name="ce1"/>
          <table:table-cell office:value-type="string" office:string-value="{'type': 'Feature', 'properties': {'name':'Xiamen','quantity':14695}, 'geometry': { 'type': 'Point', 'coordinates': [118.1537,24.5029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Xiamen','quantity':14695}, 'geometry': { 'type': 'Point', 'coordinates': [118.1537,24.5029] }}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14361" table:style-name="ce2">
            <text:p>14361</text:p>
          </table:table-cell>
          <table:table-cell table:style-name="ce1"/>
          <table:table-cell office:value-type="string" table:style-name="ce1">
            <text:p>28.9652,41.0096</text:p>
          </table:table-cell>
          <table:table-cell table:style-name="ce1"/>
          <table:table-cell office:value-type="string" office:string-value="{'type': 'Feature', 'properties': {'name':'Istanbul','quantity':14361}, 'geometry': { 'type': 'Point', 'coordinates': [28.9652,41.0096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Istanbul','quantity':14361}, 'geometry': { 'type': 'Point', 'coordinates': [28.9652,41.0096] }}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emlik</text:p>
          </table:table-cell>
          <table:table-cell office:value-type="string" table:style-name="ce1">
            <text:p>Turkey</text:p>
          </table:table-cell>
          <table:table-cell office:value-type="float" office:value="14292" table:style-name="ce2">
            <text:p>14292</text:p>
          </table:table-cell>
          <table:table-cell table:style-name="ce1"/>
          <table:table-cell office:value-type="string" table:style-name="ce1">
            <text:p>29.15707,40.43017</text:p>
          </table:table-cell>
          <table:table-cell table:style-name="ce1"/>
          <table:table-cell office:value-type="string" office:string-value="{'type': 'Feature', 'properties': {'name':'Gemlik','quantity':14292}, 'geometry': { 'type': 'Point', 'coordinates': [29.15707,40.43017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Gemlik','quantity':14292}, 'geometry': { 'type': 'Point', 'coordinates': [29.15707,40.43017] }}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Haifa</text:p>
          </table:table-cell>
          <table:table-cell office:value-type="string" table:style-name="ce1">
            <text:p>Israel</text:p>
          </table:table-cell>
          <table:table-cell office:value-type="float" office:value="14030" table:style-name="ce2">
            <text:p>14030</text:p>
          </table:table-cell>
          <table:table-cell table:style-name="ce1"/>
          <table:table-cell office:value-type="string" table:style-name="ce1">
            <text:p>34.9885,32.8184</text:p>
          </table:table-cell>
          <table:table-cell table:style-name="ce1"/>
          <table:table-cell office:value-type="string" office:string-value="{'type': 'Feature', 'properties': {'name':'Haifa','quantity':14030}, 'geometry': { 'type': 'Point', 'coordinates': [34.9885,32.8184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Haifa','quantity':14030}, 'geometry': { 'type': 'Point', 'coordinates': [34.9885,32.8184] }}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iraeus</text:p>
          </table:table-cell>
          <table:table-cell office:value-type="string" table:style-name="ce1">
            <text:p>Greece</text:p>
          </table:table-cell>
          <table:table-cell office:value-type="float" office:value="13959" table:style-name="ce2">
            <text:p>13959</text:p>
          </table:table-cell>
          <table:table-cell table:style-name="ce1"/>
          <table:table-cell office:value-type="string" table:style-name="ce1">
            <text:p>23.6486,37.9442</text:p>
          </table:table-cell>
          <table:table-cell table:style-name="ce1"/>
          <table:table-cell office:value-type="string" office:string-value="{'type': 'Feature', 'properties': {'name':'Piraeus','quantity':13959}, 'geometry': { 'type': 'Point', 'coordinates': [23.6486,37.9442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Piraeus','quantity':13959}, 'geometry': { 'type': 'Point', 'coordinates': [23.6486,37.9442] }}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shdod</text:p>
          </table:table-cell>
          <table:table-cell office:value-type="string" table:style-name="ce1">
            <text:p>Israel</text:p>
          </table:table-cell>
          <table:table-cell office:value-type="float" office:value="13888" table:style-name="ce2">
            <text:p>13888</text:p>
          </table:table-cell>
          <table:table-cell table:style-name="ce1"/>
          <table:table-cell office:value-type="string" table:style-name="ce1">
            <text:p>34.6601,31.8493</text:p>
          </table:table-cell>
          <table:table-cell table:style-name="ce1"/>
          <table:table-cell office:value-type="string" office:string-value="{'type': 'Feature', 'properties': {'name':'Ashdod','quantity':13888}, 'geometry': { 'type': 'Point', 'coordinates': [34.6601,31.8493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Ashdod','quantity':13888}, 'geometry': { 'type': 'Point', 'coordinates': [34.6601,31.8493] }}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olombo</text:p>
          </table:table-cell>
          <table:table-cell office:value-type="string" table:style-name="ce1">
            <text:p>Sri Lanka</text:p>
          </table:table-cell>
          <table:table-cell office:value-type="float" office:value="13803" table:style-name="ce2">
            <text:p>13803</text:p>
          </table:table-cell>
          <table:table-cell table:style-name="ce1"/>
          <table:table-cell office:value-type="string" table:style-name="ce1">
            <text:p>79.8532704,6.934287</text:p>
          </table:table-cell>
          <table:table-cell table:style-name="ce1"/>
          <table:table-cell office:value-type="string" office:string-value="{'type': 'Feature', 'properties': {'name':'Colombo','quantity':13803}, 'geometry': { 'type': 'Point', 'coordinates': [79.8532704,6.934287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Colombo','quantity':13803}, 'geometry': { 'type': 'Point', 'coordinates': [79.8532704,6.934287] }}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Algeria</text:p>
          </table:table-cell>
          <table:table-cell office:value-type="float" office:value="13462" table:style-name="ce2">
            <text:p>13462</text:p>
          </table:table-cell>
          <table:table-cell table:style-name="ce1"/>
          <table:table-cell office:value-type="string" table:style-name="ce1">
            <text:p>3.0601,36.7753</text:p>
          </table:table-cell>
          <table:table-cell table:style-name="ce1"/>
          <table:table-cell office:value-type="string" office:string-value="{'type': 'Feature', 'properties': {'name':'Alger','quantity':13462}, 'geometry': { 'type': 'Point', 'coordinates': [3.0601,36.7753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Alger','quantity':13462}, 'geometry': { 'type': 'Point', 'coordinates': [3.0601,36.7753] }}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orocco</text:p>
          </table:table-cell>
          <table:table-cell office:value-type="float" office:value="13313" table:style-name="ce2">
            <text:p>13313</text:p>
          </table:table-cell>
          <table:table-cell table:style-name="ce1"/>
          <table:table-cell office:value-type="string" table:style-name="ce1">
            <text:p>-5.4972579,35.893452</text:p>
          </table:table-cell>
          <table:table-cell table:style-name="ce1"/>
          <table:table-cell office:value-type="string" office:string-value="{'type': 'Feature', 'properties': {'name':'Casablanca','quantity':13313}, 'geometry': { 'type': 'Point', 'coordinates': [-5.4972579,35.893452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Casablanca','quantity':13313}, 'geometry': { 'type': 'Point', 'coordinates': [-5.4972579,35.893452] }}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Spain</text:p>
          </table:table-cell>
          <table:table-cell office:value-type="float" office:value="12430" table:style-name="ce2">
            <text:p>12430</text:p>
          </table:table-cell>
          <table:table-cell table:style-name="ce1"/>
          <table:table-cell office:value-type="string" table:style-name="ce1">
            <text:p>-15.4357,28.0514</text:p>
          </table:table-cell>
          <table:table-cell table:style-name="ce1"/>
          <table:table-cell office:value-type="string" office:string-value="{'type': 'Feature', 'properties': {'name':'Las Palmas','quantity':12430}, 'geometry': { 'type': 'Point', 'coordinates': [-15.4357,28.0514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Las Palmas','quantity':12430}, 'geometry': { 'type': 'Point', 'coordinates': [-15.4357,28.0514] }}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Veracruz</text:p>
          </table:table-cell>
          <table:table-cell office:value-type="string" table:style-name="ce1">
            <text:p>Mexico</text:p>
          </table:table-cell>
          <table:table-cell office:value-type="float" office:value="11491" table:style-name="ce2">
            <text:p>11491</text:p>
          </table:table-cell>
          <table:table-cell table:style-name="ce1"/>
          <table:table-cell office:value-type="string" table:style-name="ce1">
            <text:p>-96.1242,19.2105</text:p>
          </table:table-cell>
          <table:table-cell table:style-name="ce1"/>
          <table:table-cell office:value-type="string" office:string-value="{'type': 'Feature', 'properties': {'name':'Veracruz','quantity':11491}, 'geometry': { 'type': 'Point', 'coordinates': [-96.1242,19.2105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Veracruz','quantity':11491}, 'geometry': { 'type': 'Point', 'coordinates': [-96.1242,19.2105] }}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Rades</text:p>
          </table:table-cell>
          <table:table-cell office:value-type="string" table:style-name="ce1">
            <text:p>Tunisia</text:p>
          </table:table-cell>
          <table:table-cell office:value-type="float" office:value="11443" table:style-name="ce2">
            <text:p>11443</text:p>
          </table:table-cell>
          <table:table-cell table:style-name="ce1"/>
          <table:table-cell office:value-type="string" table:style-name="ce1">
            <text:p>10.2919,36.7924</text:p>
          </table:table-cell>
          <table:table-cell table:style-name="ce1"/>
          <table:table-cell office:value-type="string" office:string-value="{'type': 'Feature', 'properties': {'name':'Rades','quantity':11443}, 'geometry': { 'type': 'Point', 'coordinates': [10.2919,36.7924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Rades','quantity':11443}, 'geometry': { 'type': 'Point', 'coordinates': [10.2919,36.7924] }}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hiwan</text:p>
          </table:table-cell>
          <table:table-cell office:value-type="string" table:style-name="ce1">
            <text:p>China</text:p>
          </table:table-cell>
          <table:table-cell office:value-type="float" office:value="11279" table:style-name="ce2">
            <text:p>11279</text:p>
          </table:table-cell>
          <table:table-cell table:style-name="ce1"/>
          <table:table-cell office:value-type="string" table:style-name="ce1">
            <text:p>113.8925745,22.4823134</text:p>
          </table:table-cell>
          <table:table-cell table:style-name="ce1"/>
          <table:table-cell office:value-type="string" office:string-value="{'type': 'Feature', 'properties': {'name':'Chiwan','quantity':11279}, 'geometry': { 'type': 'Point', 'coordinates': [113.8925745,22.4823134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Chiwan','quantity':11279}, 'geometry': { 'type': 'Point', 'coordinates': [113.8925745,22.4823134] }}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Bandar Abbas</text:p>
          </table:table-cell>
          <table:table-cell office:value-type="string" table:style-name="ce1">
            <text:p>Iran</text:p>
          </table:table-cell>
          <table:table-cell office:value-type="float" office:value="10955" table:style-name="ce2">
            <text:p>10955</text:p>
          </table:table-cell>
          <table:table-cell table:style-name="ce1"/>
          <table:table-cell office:value-type="string" table:style-name="ce1">
            <text:p>56.2823,27.1762</text:p>
          </table:table-cell>
          <table:table-cell table:style-name="ce1"/>
          <table:table-cell office:value-type="string" office:string-value="{'type': 'Feature', 'properties': {'name':'Bandar Abbas','quantity':10955}, 'geometry': { 'type': 'Point', 'coordinates': [56.2823,27.1762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Bandar Abbas','quantity':10955}, 'geometry': { 'type': 'Point', 'coordinates': [56.2823,27.1762] }}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Durban</text:p>
          </table:table-cell>
          <table:table-cell office:value-type="string" table:style-name="ce1">
            <text:p>South Africa</text:p>
          </table:table-cell>
          <table:table-cell office:value-type="float" office:value="10763" table:style-name="ce2">
            <text:p>10763</text:p>
          </table:table-cell>
          <table:table-cell table:style-name="ce1"/>
          <table:table-cell office:value-type="string" table:style-name="ce1">
            <text:p>39.2663959,-6.7980667</text:p>
          </table:table-cell>
          <table:table-cell table:style-name="ce1"/>
          <table:table-cell office:value-type="string" office:string-value="{'type': 'Feature', 'properties': {'name':'Durban','quantity':10763}, 'geometry': { 'type': 'Point', 'coordinates': [39.2663959,-6.7980667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Durban','quantity':10763}, 'geometry': { 'type': 'Point', 'coordinates': [39.2663959,-6.7980667] }}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float" office:value="10690" table:style-name="ce2">
            <text:p>10690</text:p>
          </table:table-cell>
          <table:table-cell table:style-name="ce1"/>
          <table:table-cell office:value-type="string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10690}, 'geometry': { 'type': 'Point', 'coordinates': [4.945595,43.4380714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Fos-sur-Mer','quantity':10690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France</text:p>
          </table:table-cell>
          <table:table-cell office:value-type="float" office:value="10215" table:style-name="ce2">
            <text:p>10215</text:p>
          </table:table-cell>
          <table:table-cell table:style-name="ce1"/>
          <table:table-cell office:value-type="string" table:style-name="ce1">
            <text:p>5.3560,43.3435</text:p>
          </table:table-cell>
          <table:table-cell table:style-name="ce1"/>
          <table:table-cell office:value-type="string" office:string-value="{'type': 'Feature', 'properties': {'name':'Marseille','quantity':10215}, 'geometry': { 'type': 'Point', 'coordinates': [5.3560,43.3435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Marseille','quantity':10215}, 'geometry': { 'type': 'Point', 'coordinates': [5.3560,43.3435] }}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ssawa</text:p>
          </table:table-cell>
          <table:table-cell office:value-type="string" table:style-name="ce1">
            <text:p>Eritrea</text:p>
          </table:table-cell>
          <table:table-cell office:value-type="float" office:value="10057" table:style-name="ce2">
            <text:p>10057</text:p>
          </table:table-cell>
          <table:table-cell table:style-name="ce1"/>
          <table:table-cell office:value-type="string" table:style-name="ce1">
            <text:p>38.698058,9.0352562</text:p>
          </table:table-cell>
          <table:table-cell table:style-name="ce1"/>
          <table:table-cell office:value-type="string" office:string-value="{'type': 'Feature', 'properties': {'name':'Massawa','quantity':10057}, 'geometry': { 'type': 'Point', 'coordinates': [38.698058,9.0352562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Massawa','quantity':10057}, 'geometry': { 'type': 'Point', 'coordinates': [38.698058,9.0352562] }}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United States of America</text:p>
          </table:table-cell>
          <table:table-cell office:value-type="float" office:value="9546" table:style-name="ce2">
            <text:p>9546</text:p>
          </table:table-cell>
          <table:table-cell table:style-name="ce1"/>
          <table:table-cell office:value-type="string" table:style-name="ce1">
            <text:p>-118.2113,33.7673</text:p>
          </table:table-cell>
          <table:table-cell table:style-name="ce1"/>
          <table:table-cell office:value-type="string" office:string-value="{'type': 'Feature', 'properties': {'name':'Los Angeles','quantity':9546}, 'geometry': { 'type': 'Point', 'coordinates': [-118.2113,33.7673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Los Angeles','quantity':9546}, 'geometry': { 'type': 'Point', 'coordinates': [-118.2113,33.7673] }}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Dakar</text:p>
          </table:table-cell>
          <table:table-cell office:value-type="string" table:style-name="ce1">
            <text:p>Senegal</text:p>
          </table:table-cell>
          <table:table-cell office:value-type="float" office:value="9267" table:style-name="ce2">
            <text:p>9267</text:p>
          </table:table-cell>
          <table:table-cell table:style-name="ce1"/>
          <table:table-cell office:value-type="string" table:style-name="ce1">
            <text:p>-17.44703,14.69300</text:p>
          </table:table-cell>
          <table:table-cell table:style-name="ce1"/>
          <table:table-cell office:value-type="string" office:string-value="{'type': 'Feature', 'properties': {'name':'Dakar','quantity':9267}, 'geometry': { 'type': 'Point', 'coordinates': [-17.44703,14.69300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Dakar','quantity':9267}, 'geometry': { 'type': 'Point', 'coordinates': [-17.44703,14.69300] }}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okyo</text:p>
          </table:table-cell>
          <table:table-cell office:value-type="string" table:style-name="ce1">
            <text:p>Japan</text:p>
          </table:table-cell>
          <table:table-cell office:value-type="float" office:value="8742" table:style-name="ce2">
            <text:p>8742</text:p>
          </table:table-cell>
          <table:table-cell table:style-name="ce1"/>
          <table:table-cell office:value-type="string" table:style-name="ce1">
            <text:p>139.7685224,35.6800712</text:p>
          </table:table-cell>
          <table:table-cell table:style-name="ce1"/>
          <table:table-cell office:value-type="string" office:string-value="{'type': 'Feature', 'properties': {'name':'Tokyo','quantity':8742}, 'geometry': { 'type': 'Point', 'coordinates': [139.7685224,35.6800712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Tokyo','quantity':8742}, 'geometry': { 'type': 'Point', 'coordinates': [139.7685224,35.6800712] }}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ltamira</text:p>
          </table:table-cell>
          <table:table-cell office:value-type="string" table:style-name="ce1">
            <text:p>Mexico</text:p>
          </table:table-cell>
          <table:table-cell office:value-type="float" office:value="8656" table:style-name="ce2">
            <text:p>8656</text:p>
          </table:table-cell>
          <table:table-cell table:style-name="ce1"/>
          <table:table-cell office:value-type="string" table:style-name="ce1">
            <text:p>-97.9299915,22.4061839</text:p>
          </table:table-cell>
          <table:table-cell table:style-name="ce1"/>
          <table:table-cell office:value-type="string" office:string-value="{'type': 'Feature', 'properties': {'name':'Altamira','quantity':8656}, 'geometry': { 'type': 'Point', 'coordinates': [-97.9299915,22.4061839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Altamira','quantity':8656}, 'geometry': { 'type': 'Point', 'coordinates': [-97.9299915,22.4061839] }}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Port Everglades</text:p>
          </table:table-cell>
          <table:table-cell office:value-type="string" table:style-name="ce1">
            <text:p>United States of America</text:p>
          </table:table-cell>
          <table:table-cell office:value-type="float" office:value="8633" table:style-name="ce2">
            <text:p>8633</text:p>
          </table:table-cell>
          <table:table-cell table:style-name="ce1"/>
          <table:table-cell office:value-type="string" table:style-name="ce1">
            <text:p>-80.1083,26.0927</text:p>
          </table:table-cell>
          <table:table-cell table:style-name="ce1"/>
          <table:table-cell office:value-type="string" office:string-value="{'type': 'Feature', 'properties': {'name':'Port Everglades','quantity':8633}, 'geometry': { 'type': 'Point', 'coordinates': [-80.1083,26.0927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Port Everglades','quantity':8633}, 'geometry': { 'type': 'Point', 'coordinates': [-80.1083,26.0927] }}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Ivory Coast</text:p>
          </table:table-cell>
          <table:table-cell office:value-type="float" office:value="8093" table:style-name="ce2">
            <text:p>8093</text:p>
          </table:table-cell>
          <table:table-cell table:style-name="ce1"/>
          <table:table-cell office:value-type="string" table:style-name="ce1">
            <text:p>9.76998734,1.87000083</text:p>
          </table:table-cell>
          <table:table-cell table:style-name="ce1"/>
          <table:table-cell office:value-type="string" office:string-value="{'type': 'Feature', 'properties': {'name':'Abidjan','quantity':8093}, 'geometry': { 'type': 'Point', 'coordinates': [9.76998734,1.87000083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Abidjan','quantity':8093}, 'geometry': { 'type': 'Point', 'coordinates': [9.76998734,1.87000083] }}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Tianjinxingang</text:p>
          </table:table-cell>
          <table:table-cell office:value-type="string" table:style-name="ce1">
            <text:p>China</text:p>
          </table:table-cell>
          <table:table-cell office:value-type="float" office:value="7875" table:style-name="ce2">
            <text:p>7875</text:p>
          </table:table-cell>
          <table:table-cell table:style-name="ce1"/>
          <table:table-cell office:value-type="string" table:style-name="ce1">
            <text:p>117.1980785,39.1235635</text:p>
          </table:table-cell>
          <table:table-cell table:style-name="ce1"/>
          <table:table-cell office:value-type="string" office:string-value="{'type': 'Feature', 'properties': {'name':'Tianjinxingang','quantity':7875}, 'geometry': { 'type': 'Point', 'coordinates': [117.1980785,39.1235635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Tianjinxingang','quantity':7875}, 'geometry': { 'type': 'Point', 'coordinates': [117.1980785,39.1235635] }}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Beirut</text:p>
          </table:table-cell>
          <table:table-cell office:value-type="string" table:style-name="ce1">
            <text:p>Lebanon</text:p>
          </table:table-cell>
          <table:table-cell office:value-type="float" office:value="7581" table:style-name="ce2">
            <text:p>7581</text:p>
          </table:table-cell>
          <table:table-cell table:style-name="ce1"/>
          <table:table-cell office:value-type="string" table:style-name="ce1">
            <text:p>35.47843,33.8959203</text:p>
          </table:table-cell>
          <table:table-cell table:style-name="ce1"/>
          <table:table-cell office:value-type="string" office:string-value="{'type': 'Feature', 'properties': {'name':'Beirut','quantity':7581}, 'geometry': { 'type': 'Point', 'coordinates': [35.47843,33.8959203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Beirut','quantity':7581}, 'geometry': { 'type': 'Point', 'coordinates': [35.47843,33.8959203] }}</text:p>
          </table:table-cell>
          <table:table-cell table:number-columns-repeated="16376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Connessione1" table:cell-range-address="TEU.$A$1:TEU.$D$63" table:base-cell-address="TEU.$A$1"/>
          <table:named-range table:name="data__45_." table:cell-range-address="TEU.$A$1:TEU.$D$63" table:base-cell-address="TEU.$A$1"/>
        </table:named-expressions>
      </table:table>
      <table:table table:name="TON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6377" table:default-cell-style-name="ce1"/>
        <table:table-row table:style-name="ro1">
          <table:table-cell table:style-name="ce1">
            <table:cell-range-source table:name="Connessione2" table:last-column-spanned="4" table:last-row-spanned="64" xlink:href="C:\Users\sabatst\Downloads\data (44)."/>
          </table:table-cell>
          <table:table-cell office:value-type="string" table:style-name="ce1">
            <text:p>TOTAL TRAFFIC - METRIC TON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(excluding bunkers &amp; supplies and passenger vehicle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2">
            <text:p>TON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1<text:s/></text:p>
          </table:table-cell>
          <table:table-cell office:value-type="string" table:style-name="ce1">
            <text:p>Novorossiysk</text:p>
          </table:table-cell>
          <table:table-cell office:value-type="string" table:style-name="ce1">
            <text:p>Russia</text:p>
          </table:table-cell>
          <table:table-cell office:value-type="float" office:value="4360659" table:style-name="ce2">
            <text:p>4360659</text:p>
          </table:table-cell>
          <table:table-cell table:style-name="ce2"/>
          <table:table-cell office:value-type="string" table:style-name="ce1">
            <text:p>37.7874,44.7108</text:p>
          </table:table-cell>
          <table:table-cell table:style-name="ce1"/>
          <table:table-cell office:value-type="string" office:string-value="{'type': 'Feature', 'properties': {'name':'Novorossiysk','quantity':4360659}, 'geometry': { 'type': 'Point', 'coordinates': [37.7874,44.7108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Novorossiysk','quantity':4360659}, 'geometry': { 'type': 'Point', 'coordinates': [37.7874,44.710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<text:s/></text:p>
          </table:table-cell>
          <table:table-cell office:value-type="string" table:style-name="ce1">
            <text:p>Taranto</text:p>
          </table:table-cell>
          <table:table-cell office:value-type="string" table:style-name="ce1">
            <text:p>Italy</text:p>
          </table:table-cell>
          <table:table-cell office:value-type="float" office:value="3348987" table:style-name="ce2">
            <text:p>3348987</text:p>
          </table:table-cell>
          <table:table-cell table:style-name="ce2"/>
          <table:table-cell office:value-type="string" table:style-name="ce1">
            <text:p>17.2997,40.4618</text:p>
          </table:table-cell>
          <table:table-cell table:style-name="ce1"/>
          <table:table-cell office:value-type="string" office:string-value="{'type': 'Feature', 'properties': {'name':'Taranto','quantity':3348987}, 'geometry': { 'type': 'Point', 'coordinates': [17.2997,40.4618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Taranto','quantity':3348987}, 'geometry': { 'type': 'Point', 'coordinates': [17.2997,40.461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<text:s/></text:p>
          </table:table-cell>
          <table:table-cell office:value-type="string" table:style-name="ce1">
            <text:p>Ceyhan</text:p>
          </table:table-cell>
          <table:table-cell office:value-type="string" table:style-name="ce1">
            <text:p>Turkey</text:p>
          </table:table-cell>
          <table:table-cell office:value-type="float" office:value="2038546" table:style-name="ce2">
            <text:p>2038546</text:p>
          </table:table-cell>
          <table:table-cell table:style-name="ce2"/>
          <table:table-cell office:value-type="string" table:style-name="ce1">
            <text:p>35.8331,37.0562</text:p>
          </table:table-cell>
          <table:table-cell table:style-name="ce1"/>
          <table:table-cell office:value-type="string" office:string-value="{'type': 'Feature', 'properties': {'name':'Ceyhan','quantity':2038546}, 'geometry': { 'type': 'Point', 'coordinates': [35.8331,37.0562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Ceyhan','quantity':2038546}, 'geometry': { 'type': 'Point', 'coordinates': [35.8331,37.0562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<text:s/>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Italy</text:p>
          </table:table-cell>
          <table:table-cell office:value-type="float" office:value="1873263" table:style-name="ce2">
            <text:p>1873263</text:p>
          </table:table-cell>
          <table:table-cell table:style-name="ce2"/>
          <table:table-cell office:value-type="string" table:style-name="ce1">
            <text:p>13.3473,38.1373</text:p>
          </table:table-cell>
          <table:table-cell table:style-name="ce1"/>
          <table:table-cell office:value-type="string" office:string-value="{'type': 'Feature', 'properties': {'name':'Palermo','quantity':1873263}, 'geometry': { 'type': 'Point', 'coordinates': [13.3473,38.1373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Palermo','quantity':1873263}, 'geometry': { 'type': 'Point', 'coordinates': [13.3473,38.137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<text:s/></text:p>
          </table:table-cell>
          <table:table-cell office:value-type="string" table:style-name="ce1">
            <text:p>Porto Torres</text:p>
          </table:table-cell>
          <table:table-cell office:value-type="string" table:style-name="ce1">
            <text:p>Italy</text:p>
          </table:table-cell>
          <table:table-cell office:value-type="float" office:value="1399715" table:style-name="ce2">
            <text:p>1399715</text:p>
          </table:table-cell>
          <table:table-cell table:style-name="ce2"/>
          <table:table-cell office:value-type="string" table:style-name="ce1">
            <text:p>8.3338,40.9513</text:p>
          </table:table-cell>
          <table:table-cell table:style-name="ce1"/>
          <table:table-cell office:value-type="string" office:string-value="{'type': 'Feature', 'properties': {'name':'Porto Torres','quantity':1399715}, 'geometry': { 'type': 'Point', 'coordinates': [8.3338,40.9513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Porto Torres','quantity':1399715}, 'geometry': { 'type': 'Point', 'coordinates': [8.3338,40.951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6<text:s/>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float" office:value="1310122" table:style-name="ce2">
            <text:p>1310122</text:p>
          </table:table-cell>
          <table:table-cell table:style-name="ce2"/>
          <table:table-cell office:value-type="string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1310122}, 'geometry': { 'type': 'Point', 'coordinates': [121.4915,31.2246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Shanghai','quantity':1310122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7<text:s/>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float" office:value="1156357" table:style-name="ce2">
            <text:p>1156357</text:p>
          </table:table-cell>
          <table:table-cell table:style-name="ce2"/>
          <table:table-cell office:value-type="string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1156357}, 'geometry': { 'type': 'Point', 'coordinates': [9.0960,39.2204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Cagliari','quantity':1156357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8<text:s/></text:p>
          </table:table-cell>
          <table:table-cell office:value-type="string" table:style-name="ce1">
            <text:p>Catania</text:p>
          </table:table-cell>
          <table:table-cell office:value-type="string" table:style-name="ce1">
            <text:p>Italy</text:p>
          </table:table-cell>
          <table:table-cell office:value-type="float" office:value="1125597" table:style-name="ce2">
            <text:p>1125597</text:p>
          </table:table-cell>
          <table:table-cell table:style-name="ce2"/>
          <table:table-cell office:value-type="string" table:style-name="ce1">
            <text:p>15.0306,37.4603</text:p>
          </table:table-cell>
          <table:table-cell table:style-name="ce1"/>
          <table:table-cell office:value-type="string" office:string-value="{'type': 'Feature', 'properties': {'name':'Catania','quantity':1125597}, 'geometry': { 'type': 'Point', 'coordinates': [15.0306,37.4603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Catania','quantity':1125597}, 'geometry': { 'type': 'Point', 'coordinates': [15.0306,37.460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9<text:s/>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float" office:value="888937" table:style-name="ce2">
            <text:p>888937</text:p>
          </table:table-cell>
          <table:table-cell table:style-name="ce2"/>
          <table:table-cell office:value-type="string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888937}, 'geometry': { 'type': 'Point', 'coordinates': [103.85283,1.29063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Singapore','quantity':888937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0<text:s/></text:p>
          </table:table-cell>
          <table:table-cell office:value-type="string" table:style-name="ce1">
            <text:p>Rades</text:p>
          </table:table-cell>
          <table:table-cell office:value-type="string" table:style-name="ce1">
            <text:p>Tunisia</text:p>
          </table:table-cell>
          <table:table-cell office:value-type="float" office:value="888127" table:style-name="ce2">
            <text:p>888127</text:p>
          </table:table-cell>
          <table:table-cell table:style-name="ce2"/>
          <table:table-cell office:value-type="string" table:style-name="ce1">
            <text:p>10.27697,36.77440</text:p>
          </table:table-cell>
          <table:table-cell table:style-name="ce1"/>
          <table:table-cell office:value-type="string" office:string-value="{'type': 'Feature', 'properties': {'name':'Rades','quantity':888127}, 'geometry': { 'type': 'Point', 'coordinates': [10.27697,36.77440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Rades','quantity':888127}, 'geometry': { 'type': 'Point', 'coordinates': [10.27697,36.7744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1<text:s/>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float" office:value="870504" table:style-name="ce2">
            <text:p>870504</text:p>
          </table:table-cell>
          <table:table-cell table:style-name="ce2"/>
          <table:table-cell office:value-type="string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870504}, 'geometry': { 'type': 'Point', 'coordinates': [14.5244,35.9180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Malta','quantity':870504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2<text:s/>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float" office:value="722183" table:style-name="ce2">
            <text:p>722183</text:p>
          </table:table-cell>
          <table:table-cell table:style-name="ce2"/>
          <table:table-cell office:value-type="string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722183}, 'geometry': { 'type': 'Point', 'coordinates': [-73.9796,40.6979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New York','quantity':722183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3<text:s/>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float" office:value="702240" table:style-name="ce2">
            <text:p>702240</text:p>
          </table:table-cell>
          <table:table-cell table:style-name="ce2"/>
          <table:table-cell office:value-type="string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702240}, 'geometry': { 'type': 'Point', 'coordinates': [2.1889,41.3996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Barcelona','quantity':702240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4<text:s/>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float" office:value="696142" table:style-name="ce2">
            <text:p>696142</text:p>
          </table:table-cell>
          <table:table-cell table:style-name="ce2"/>
          <table:table-cell office:value-type="string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696142}, 'geometry': { 'type': 'Point', 'coordinates': [-94.9171,29.7232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Houston','quantity':696142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5<text:s/>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float" office:value="605208" table:style-name="ce2">
            <text:p>605208</text:p>
          </table:table-cell>
          <table:table-cell table:style-name="ce2"/>
          <table:table-cell office:value-type="string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05208}, 'geometry': { 'type': 'Point', 'coordinates': [114.1229,22.3434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Hong Kong','quantity':605208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6<text:s/></text:p>
          </table:table-cell>
          <table:table-cell office:value-type="string" table:style-name="ce1">
            <text:p>Milazzo</text:p>
          </table:table-cell>
          <table:table-cell office:value-type="string" table:style-name="ce1">
            <text:p>Italy</text:p>
          </table:table-cell>
          <table:table-cell office:value-type="float" office:value="581887" table:style-name="ce2">
            <text:p>581887</text:p>
          </table:table-cell>
          <table:table-cell table:style-name="ce2"/>
          <table:table-cell office:value-type="string" table:style-name="ce1">
            <text:p>15.2734,38.2144</text:p>
          </table:table-cell>
          <table:table-cell table:style-name="ce1"/>
          <table:table-cell office:value-type="string" office:string-value="{'type': 'Feature', 'properties': {'name':'Milazzo','quantity':581887}, 'geometry': { 'type': 'Point', 'coordinates': [15.2734,38.2144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Milazzo','quantity':581887}, 'geometry': { 'type': 'Point', 'coordinates': [15.2734,38.214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7<text:s/>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float" office:value="548428" table:style-name="ce2">
            <text:p>548428</text:p>
          </table:table-cell>
          <table:table-cell table:style-name="ce2"/>
          <table:table-cell office:value-type="string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548428}, 'geometry': { 'type': 'Point', 'coordinates': [10.3073,43.5457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Livorno','quantity':548428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8<text:s/>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float" office:value="464244" table:style-name="ce2">
            <text:p>464244</text:p>
          </table:table-cell>
          <table:table-cell table:style-name="ce2"/>
          <table:table-cell office:value-type="string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464244}, 'geometry': { 'type': 'Point', 'coordinates': [39.16404,21.58222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Jeddah','quantity':464244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9<text:s/>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float" office:value="452030" table:style-name="ce2">
            <text:p>452030</text:p>
          </table:table-cell>
          <table:table-cell table:style-name="ce2"/>
          <table:table-cell office:value-type="string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452030}, 'geometry': { 'type': 'Point', 'coordinates': [55.0687,24.9959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Jebel Ali','quantity':452030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<text:s/></text:p>
          </table:table-cell>
          <table:table-cell office:value-type="string" table:style-name="ce1">
            <text:p>Busan (Pusan)</text:p>
          </table:table-cell>
          <table:table-cell office:value-type="string" table:style-name="ce1">
            <text:p>South Korea</text:p>
          </table:table-cell>
          <table:table-cell office:value-type="float" office:value="450712" table:style-name="ce2">
            <text:p>450712</text:p>
          </table:table-cell>
          <table:table-cell table:style-name="ce2"/>
          <table:table-cell office:value-type="string" table:style-name="ce1">
            <text:p>129.0176,35.0803</text:p>
          </table:table-cell>
          <table:table-cell table:style-name="ce1"/>
          <table:table-cell office:value-type="string" office:string-value="{'type': 'Feature', 'properties': {'name':'Busan (Pusan)','quantity':450712}, 'geometry': { 'type': 'Point', 'coordinates': [129.0176,35.0803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Busan (Pusan)','quantity':450712}, 'geometry': { 'type': 'Point', 'coordinates': [129.0176,35.080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1<text:s/>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float" office:value="447702" table:style-name="ce2">
            <text:p>447702</text:p>
          </table:table-cell>
          <table:table-cell table:style-name="ce2"/>
          <table:table-cell office:value-type="string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447702}, 'geometry': { 'type': 'Point', 'coordinates': [121.54988,29.87203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Ningbo','quantity':447702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2<text:s/></text:p>
          </table:table-cell>
          <table:table-cell office:value-type="string" table:style-name="ce1">
            <text:p>Abo Terminal</text:p>
          </table:table-cell>
          <table:table-cell office:value-type="string" table:style-name="ce1">
            <text:p>Nigeria</text:p>
          </table:table-cell>
          <table:table-cell office:value-type="float" office:value="434774" table:style-name="ce2">
            <text:p>434774</text:p>
          </table:table-cell>
          <table:table-cell table:style-name="ce2"/>
          <table:table-cell office:value-type="string" table:style-name="ce1">
            <text:p>5.6840,4.7849</text:p>
          </table:table-cell>
          <table:table-cell table:style-name="ce1"/>
          <table:table-cell office:value-type="string" office:string-value="{'type': 'Feature', 'properties': {'name':'Abo Terminal','quantity':434774}, 'geometry': { 'type': 'Point', 'coordinates': [5.6840,4.7849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Abo Terminal','quantity':434774}, 'geometry': { 'type': 'Point', 'coordinates': [5.6840,4.784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3<text:s/>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float" office:value="432633" table:style-name="ce2">
            <text:p>432633</text:p>
          </table:table-cell>
          <table:table-cell table:style-name="ce2"/>
          <table:table-cell office:value-type="string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432633}, 'geometry': { 'type': 'Point', 'coordinates': [101.3006,2.9410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Port Kelang','quantity':432633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4<text:s/>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float" office:value="431061" table:style-name="ce2">
            <text:p>431061</text:p>
          </table:table-cell>
          <table:table-cell table:style-name="ce2"/>
          <table:table-cell office:value-type="string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431061}, 'geometry': { 'type': 'Point', 'coordinates': [29.8944,31.1990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Alexandria','quantity':431061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5<text:s/></text:p>
          </table:table-cell>
          <table:table-cell office:value-type="string" table:style-name="ce1">
            <text:p>Tunis<text:s/></text:p>
          </table:table-cell>
          <table:table-cell office:value-type="string" table:style-name="ce1">
            <text:p>Tunisia</text:p>
          </table:table-cell>
          <table:table-cell office:value-type="float" office:value="429372" table:style-name="ce2">
            <text:p>429372</text:p>
          </table:table-cell>
          <table:table-cell table:style-name="ce2"/>
          <table:table-cell office:value-type="string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 ','quantity':429372}, 'geometry': { 'type': 'Point', 'coordinates': [10.18479,36.80011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Tunis ','quantity':429372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6<text:s/></text:p>
          </table:table-cell>
          <table:table-cell office:value-type="string" table:style-name="ce1">
            <text:p>La Skirra</text:p>
          </table:table-cell>
          <table:table-cell office:value-type="string" table:style-name="ce1">
            <text:p>Tunisia</text:p>
          </table:table-cell>
          <table:table-cell office:value-type="float" office:value="390936" table:style-name="ce2">
            <text:p>390936</text:p>
          </table:table-cell>
          <table:table-cell table:style-name="ce2"/>
          <table:table-cell office:value-type="string" table:style-name="ce1">
            <text:p>10.16544,34.334289</text:p>
          </table:table-cell>
          <table:table-cell table:style-name="ce1"/>
          <table:table-cell office:value-type="string" office:string-value="{'type': 'Feature', 'properties': {'name':'La Skirra','quantity':390936}, 'geometry': { 'type': 'Point', 'coordinates': [10.16544,34.334289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La Skirra','quantity':390936}, 'geometry': { 'type': 'Point', 'coordinates': [10.16544,34.33428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7<text:s/></text:p>
          </table:table-cell>
          <table:table-cell office:value-type="string" table:style-name="ce1">
            <text:p>Porto Foxi</text:p>
          </table:table-cell>
          <table:table-cell office:value-type="string" table:style-name="ce1">
            <text:p>Italy</text:p>
          </table:table-cell>
          <table:table-cell office:value-type="float" office:value="380238" table:style-name="ce2">
            <text:p>380238</text:p>
          </table:table-cell>
          <table:table-cell table:style-name="ce2"/>
          <table:table-cell office:value-type="string" table:style-name="ce1">
            <text:p>9.0293,39.0797</text:p>
          </table:table-cell>
          <table:table-cell table:style-name="ce1"/>
          <table:table-cell office:value-type="string" office:string-value="{'type': 'Feature', 'properties': {'name':'Porto Foxi','quantity':380238}, 'geometry': { 'type': 'Point', 'coordinates': [9.0293,39.0797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Porto Foxi','quantity':380238}, 'geometry': { 'type': 'Point', 'coordinates': [9.0293,39.079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8<text:s/></text:p>
          </table:table-cell>
          <table:table-cell office:value-type="string" table:style-name="ce1">
            <text:p>Moudi Terminal</text:p>
          </table:table-cell>
          <table:table-cell office:value-type="string" table:style-name="ce1">
            <text:p>Cameroon</text:p>
          </table:table-cell>
          <table:table-cell office:value-type="float" office:value="355742" table:style-name="ce2">
            <text:p>355742</text:p>
          </table:table-cell>
          <table:table-cell table:style-name="ce2"/>
          <table:table-cell office:value-type="string" table:style-name="ce1">
            <text:p>4.3611,8.4488</text:p>
          </table:table-cell>
          <table:table-cell table:style-name="ce1"/>
          <table:table-cell office:value-type="string" office:string-value="{'type': 'Feature', 'properties': {'name':'Moudi Terminal','quantity':355742}, 'geometry': { 'type': 'Point', 'coordinates': [4.3611,8.4488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Moudi Terminal','quantity':355742}, 'geometry': { 'type': 'Point', 'coordinates': [4.3611,8.448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9<text:s/></text:p>
          </table:table-cell>
          <table:table-cell office:value-type="string" table:style-name="ce1">
            <text:p>Batumi</text:p>
          </table:table-cell>
          <table:table-cell office:value-type="string" table:style-name="ce1">
            <text:p>Georgia</text:p>
          </table:table-cell>
          <table:table-cell office:value-type="float" office:value="344830" table:style-name="ce2">
            <text:p>344830</text:p>
          </table:table-cell>
          <table:table-cell table:style-name="ce2"/>
          <table:table-cell office:value-type="string" table:style-name="ce1">
            <text:p>41.6658,41.6568</text:p>
          </table:table-cell>
          <table:table-cell table:style-name="ce1"/>
          <table:table-cell office:value-type="string" office:string-value="{'type': 'Feature', 'properties': {'name':'Batumi','quantity':344830}, 'geometry': { 'type': 'Point', 'coordinates': [41.6658,41.6568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Batumi','quantity':344830}, 'geometry': { 'type': 'Point', 'coordinates': [41.6658,41.656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0<text:s/>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Italy</text:p>
          </table:table-cell>
          <table:table-cell office:value-type="float" office:value="334332" table:style-name="ce2">
            <text:p>334332</text:p>
          </table:table-cell>
          <table:table-cell table:style-name="ce2"/>
          <table:table-cell office:value-type="string" table:style-name="ce1">
            <text:p>37.9872,13.7101</text:p>
          </table:table-cell>
          <table:table-cell table:style-name="ce1"/>
          <table:table-cell office:value-type="string" office:string-value="{'type': 'Feature', 'properties': {'name':'Termini Imerese','quantity':334332}, 'geometry': { 'type': 'Point', 'coordinates': [37.9872,13.7101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Termini Imerese','quantity':334332}, 'geometry': { 'type': 'Point', 'coordinates': [37.9872,13.710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1<text:s/>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Italy</text:p>
          </table:table-cell>
          <table:table-cell office:value-type="float" office:value="330119" table:style-name="ce2">
            <text:p>330119</text:p>
          </table:table-cell>
          <table:table-cell table:style-name="ce2"/>
          <table:table-cell office:value-type="string" table:style-name="ce1">
            <text:p>15.2059,37.2240</text:p>
          </table:table-cell>
          <table:table-cell table:style-name="ce1"/>
          <table:table-cell office:value-type="string" office:string-value="{'type': 'Feature', 'properties': {'name':'Augusta','quantity':330119}, 'geometry': { 'type': 'Point', 'coordinates': [15.2059,37.2240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Augusta','quantity':330119}, 'geometry': { 'type': 'Point', 'coordinates': [15.2059,37.2240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2<text:s/></text:p>
          </table:table-cell>
          <table:table-cell office:value-type="string" table:style-name="ce1">
            <text:p>Jawaharlal Neru (Nhava Sheva)</text:p>
          </table:table-cell>
          <table:table-cell office:value-type="string" table:style-name="ce1">
            <text:p>India</text:p>
          </table:table-cell>
          <table:table-cell office:value-type="float" office:value="310655" table:style-name="ce2">
            <text:p>310655</text:p>
          </table:table-cell>
          <table:table-cell table:style-name="ce2"/>
          <table:table-cell office:value-type="string" table:style-name="ce1">
            <text:p>72.9644,18.9629</text:p>
          </table:table-cell>
          <table:table-cell table:style-name="ce1"/>
          <table:table-cell office:value-type="string" office:string-value="{'type': 'Feature', 'properties': {'name':'Jawaharlal Neru (Nhava Sheva)','quantity':310655}, 'geometry': { 'type': 'Point', 'coordinates': [72.9644,18.9629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Jawaharlal Neru (Nhava Sheva)','quantity':310655}, 'geometry': { 'type': 'Point', 'coordinates': [72.9644,18.962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3<text:s/></text:p>
          </table:table-cell>
          <table:table-cell office:value-type="string" table:style-name="ce1">
            <text:p>Tuapse</text:p>
          </table:table-cell>
          <table:table-cell office:value-type="string" table:style-name="ce1">
            <text:p>Russia</text:p>
          </table:table-cell>
          <table:table-cell office:value-type="float" office:value="308939" table:style-name="ce2">
            <text:p>308939</text:p>
          </table:table-cell>
          <table:table-cell table:style-name="ce2"/>
          <table:table-cell office:value-type="string" table:style-name="ce1">
            <text:p>44.0959,39.0691</text:p>
          </table:table-cell>
          <table:table-cell table:style-name="ce1"/>
          <table:table-cell office:value-type="string" office:string-value="{'type': 'Feature', 'properties': {'name':'Tuapse','quantity':308939}, 'geometry': { 'type': 'Point', 'coordinates': [44.0959,39.0691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Tuapse','quantity':308939}, 'geometry': { 'type': 'Point', 'coordinates': [44.0959,39.069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4<text:s/></text:p>
          </table:table-cell>
          <table:table-cell office:value-type="string" table:style-name="ce1">
            <text:p>Olbia</text:p>
          </table:table-cell>
          <table:table-cell office:value-type="string" table:style-name="ce1">
            <text:p>Italy</text:p>
          </table:table-cell>
          <table:table-cell office:value-type="float" office:value="297845" table:style-name="ce2">
            <text:p>297845</text:p>
          </table:table-cell>
          <table:table-cell table:style-name="ce2"/>
          <table:table-cell office:value-type="string" table:style-name="ce1">
            <text:p>9.5397,40.9206</text:p>
          </table:table-cell>
          <table:table-cell table:style-name="ce1"/>
          <table:table-cell office:value-type="string" office:string-value="{'type': 'Feature', 'properties': {'name':'Olbia','quantity':297845}, 'geometry': { 'type': 'Point', 'coordinates': [9.5397,40.9206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Olbia','quantity':297845}, 'geometry': { 'type': 'Point', 'coordinates': [9.5397,40.920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5<text:s/></text:p>
          </table:table-cell>
          <table:table-cell office:value-type="string" table:style-name="ce1">
            <text:p>Sikda</text:p>
          </table:table-cell>
          <table:table-cell office:value-type="string" table:style-name="ce1">
            <text:p>Algeria</text:p>
          </table:table-cell>
          <table:table-cell office:value-type="float" office:value="287176" table:style-name="ce2">
            <text:p>287176</text:p>
          </table:table-cell>
          <table:table-cell table:style-name="ce2"/>
          <table:table-cell office:value-type="string" table:style-name="ce1">
            <text:p>6.9065,36.8891</text:p>
          </table:table-cell>
          <table:table-cell table:style-name="ce1"/>
          <table:table-cell office:value-type="string" office:string-value="{'type': 'Feature', 'properties': {'name':'Sikda','quantity':287176}, 'geometry': { 'type': 'Point', 'coordinates': [6.9065,36.8891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Sikda','quantity':287176}, 'geometry': { 'type': 'Point', 'coordinates': [6.9065,36.889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6<text:s/></text:p>
          </table:table-cell>
          <table:table-cell office:value-type="string" table:style-name="ce1">
            <text:p>Sidi Kerir Terminal</text:p>
          </table:table-cell>
          <table:table-cell office:value-type="string" table:style-name="ce1">
            <text:p>Egypt</text:p>
          </table:table-cell>
          <table:table-cell office:value-type="float" office:value="286705" table:style-name="ce2">
            <text:p>286705</text:p>
          </table:table-cell>
          <table:table-cell table:style-name="ce2"/>
          <table:table-cell office:value-type="string" table:style-name="ce1">
            <text:p>29.6734,31.0516</text:p>
          </table:table-cell>
          <table:table-cell table:style-name="ce1"/>
          <table:table-cell office:value-type="string" office:string-value="{'type': 'Feature', 'properties': {'name':'Sidi Kerir Terminal','quantity':286705}, 'geometry': { 'type': 'Point', 'coordinates': [29.6734,31.0516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Sidi Kerir Terminal','quantity':286705}, 'geometry': { 'type': 'Point', 'coordinates': [29.6734,31.051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7<text:s/>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Arab Emirates</text:p>
          </table:table-cell>
          <table:table-cell office:value-type="float" office:value="280893" table:style-name="ce2">
            <text:p>280893</text:p>
          </table:table-cell>
          <table:table-cell table:style-name="ce2"/>
          <table:table-cell office:value-type="string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280893}, 'geometry': { 'type': 'Point', 'coordinates': [-81.0980,31.9996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Savannah','quantity':280893}, 'geometry': { 'type': 'Point', 'coordinates': [-81.0980,31.999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8<text:s/></text:p>
          </table:table-cell>
          <table:table-cell office:value-type="string" table:style-name="ce1">
            <text:p>Qingdao</text:p>
          </table:table-cell>
          <table:table-cell office:value-type="string" table:style-name="ce1">
            <text:p>China</text:p>
          </table:table-cell>
          <table:table-cell office:value-type="float" office:value="279263" table:style-name="ce2">
            <text:p>279263</text:p>
          </table:table-cell>
          <table:table-cell table:style-name="ce2"/>
          <table:table-cell office:value-type="string" table:style-name="ce1">
            <text:p>120.3189,36.0696</text:p>
          </table:table-cell>
          <table:table-cell table:style-name="ce1"/>
          <table:table-cell office:value-type="string" office:string-value="{'type': 'Feature', 'properties': {'name':'Qingdao','quantity':279263}, 'geometry': { 'type': 'Point', 'coordinates': [120.3189,36.0696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Qingdao','quantity':279263}, 'geometry': { 'type': 'Point', 'coordinates': [120.3189,36.069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39<text:s/></text:p>
          </table:table-cell>
          <table:table-cell office:value-type="string" table:style-name="ce1">
            <text:p>Algeciras</text:p>
          </table:table-cell>
          <table:table-cell office:value-type="string" table:style-name="ce1">
            <text:p>Spain</text:p>
          </table:table-cell>
          <table:table-cell office:value-type="float" office:value="276613" table:style-name="ce2">
            <text:p>276613</text:p>
          </table:table-cell>
          <table:table-cell table:style-name="ce2"/>
          <table:table-cell office:value-type="string" table:style-name="ce1">
            <text:p>-5.4278,36.1386</text:p>
          </table:table-cell>
          <table:table-cell table:style-name="ce1"/>
          <table:table-cell office:value-type="string" office:string-value="{'type': 'Feature', 'properties': {'name':'Algeciras','quantity':276613}, 'geometry': { 'type': 'Point', 'coordinates': [-5.4278,36.1386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Algeciras','quantity':276613}, 'geometry': { 'type': 'Point', 'coordinates': [-5.4278,36.138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0<text:s/>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float" office:value="273893" table:style-name="ce2">
            <text:p>273893</text:p>
          </table:table-cell>
          <table:table-cell table:style-name="ce2"/>
          <table:table-cell office:value-type="string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73893}, 'geometry': { 'type': 'Point', 'coordinates': [-73.6554,45.5027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Montreal','quantity':273893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1<text:s/>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float" office:value="273025" table:style-name="ce2">
            <text:p>273025</text:p>
          </table:table-cell>
          <table:table-cell table:style-name="ce2"/>
          <table:table-cell office:value-type="string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273025}, 'geometry': { 'type': 'Point', 'coordinates': [-46.2900,-23.8643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Santos','quantity':273025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2<text:s/></text:p>
          </table:table-cell>
          <table:table-cell office:value-type="string" table:style-name="ce1">
            <text:p>Piraeus</text:p>
          </table:table-cell>
          <table:table-cell office:value-type="string" table:style-name="ce1">
            <text:p>Greece</text:p>
          </table:table-cell>
          <table:table-cell office:value-type="float" office:value="269430" table:style-name="ce2">
            <text:p>269430</text:p>
          </table:table-cell>
          <table:table-cell table:style-name="ce2"/>
          <table:table-cell office:value-type="string" table:style-name="ce1">
            <text:p>23.6486215,37.9441517</text:p>
          </table:table-cell>
          <table:table-cell table:style-name="ce1"/>
          <table:table-cell office:value-type="string" office:string-value="{'type': 'Feature', 'properties': {'name':'Piraeus','quantity':269430}, 'geometry': { 'type': 'Point', 'coordinates': [23.6486215,37.9441517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Piraeus','quantity':269430}, 'geometry': { 'type': 'Point', 'coordinates': [23.6486215,37.944151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3<text:s/>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float" office:value="264109" table:style-name="ce2">
            <text:p>264109</text:p>
          </table:table-cell>
          <table:table-cell table:style-name="ce2"/>
          <table:table-cell office:value-type="string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64109}, 'geometry': { 'type': 'Point', 'coordinates': [120.2893,22.6015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Kaohsiung','quantity':264109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4<text:s/>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float" office:value="258950" table:style-name="ce2">
            <text:p>258950</text:p>
          </table:table-cell>
          <table:table-cell table:style-name="ce2"/>
          <table:table-cell office:value-type="string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258950}, 'geometry': { 'type': 'Point', 'coordinates': [15.9207,38.4271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Gioia Tauro','quantity':258950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5<text:s/></text:p>
          </table:table-cell>
          <table:table-cell office:value-type="string" table:style-name="ce1">
            <text:p>Tartous</text:p>
          </table:table-cell>
          <table:table-cell office:value-type="string" table:style-name="ce1">
            <text:p>Syria</text:p>
          </table:table-cell>
          <table:table-cell office:value-type="float" office:value="255223" table:style-name="ce2">
            <text:p>255223</text:p>
          </table:table-cell>
          <table:table-cell table:style-name="ce2"/>
          <table:table-cell office:value-type="string" table:style-name="ce1">
            <text:p>35.8851686,34.8936203</text:p>
          </table:table-cell>
          <table:table-cell table:style-name="ce1"/>
          <table:table-cell office:value-type="string" office:string-value="{'type': 'Feature', 'properties': {'name':'Tartous','quantity':255223}, 'geometry': { 'type': 'Point', 'coordinates': [35.8851686,34.8936203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Tartous','quantity':255223}, 'geometry': { 'type': 'Point', 'coordinates': [35.8851686,34.893620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6<text:s/></text:p>
          </table:table-cell>
          <table:table-cell office:value-type="string" table:style-name="ce1">
            <text:p>Zawia Terminal</text:p>
          </table:table-cell>
          <table:table-cell office:value-type="string" table:style-name="ce1">
            <text:p>Libya</text:p>
          </table:table-cell>
          <table:table-cell office:value-type="float" office:value="248560" table:style-name="ce2">
            <text:p>248560</text:p>
          </table:table-cell>
          <table:table-cell table:style-name="ce2"/>
          <table:table-cell office:value-type="string" table:style-name="ce1">
            <text:p>12.7224,32.7706</text:p>
          </table:table-cell>
          <table:table-cell table:style-name="ce1"/>
          <table:table-cell office:value-type="string" office:string-value="{'type': 'Feature', 'properties': {'name':'Zawia Terminal','quantity':248560}, 'geometry': { 'type': 'Point', 'coordinates': [12.7224,32.7706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Zawia Terminal','quantity':248560}, 'geometry': { 'type': 'Point', 'coordinates': [12.7224,32.770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7<text:s/>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float" office:value="247725" table:style-name="ce2">
            <text:p>247725</text:p>
          </table:table-cell>
          <table:table-cell table:style-name="ce2"/>
          <table:table-cell office:value-type="string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47725}, 'geometry': { 'type': 'Point', 'coordinates': [56.3709,25.3584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Khor al Fakkan','quantity':247725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8<text:s/></text:p>
          </table:table-cell>
          <table:table-cell office:value-type="string" table:style-name="ce1">
            <text:p>Kulevi</text:p>
          </table:table-cell>
          <table:table-cell office:value-type="string" table:style-name="ce1">
            <text:p>Georgia</text:p>
          </table:table-cell>
          <table:table-cell office:value-type="float" office:value="237364" table:style-name="ce2">
            <text:p>237364</text:p>
          </table:table-cell>
          <table:table-cell table:style-name="ce2"/>
          <table:table-cell office:value-type="string" table:style-name="ce1">
            <text:p>42.2699,41.6578</text:p>
          </table:table-cell>
          <table:table-cell table:style-name="ce1"/>
          <table:table-cell office:value-type="string" office:string-value="{'type': 'Feature', 'properties': {'name':'Kulevi','quantity':237364}, 'geometry': { 'type': 'Point', 'coordinates': [42.2699,41.6578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Kulevi','quantity':237364}, 'geometry': { 'type': 'Point', 'coordinates': [42.2699,41.657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9<text:s/></text:p>
          </table:table-cell>
          <table:table-cell office:value-type="string" table:style-name="ce1">
            <text:p>Port Said</text:p>
          </table:table-cell>
          <table:table-cell office:value-type="string" table:style-name="ce1">
            <text:p>Egypt</text:p>
          </table:table-cell>
          <table:table-cell office:value-type="float" office:value="234310" table:style-name="ce2">
            <text:p>234310</text:p>
          </table:table-cell>
          <table:table-cell table:style-name="ce2"/>
          <table:table-cell office:value-type="string" table:style-name="ce1">
            <text:p>32.3192,31.2567</text:p>
          </table:table-cell>
          <table:table-cell table:style-name="ce1"/>
          <table:table-cell office:value-type="string" office:string-value="{'type': 'Feature', 'properties': {'name':'Port Said','quantity':234310}, 'geometry': { 'type': 'Point', 'coordinates': [32.3192,31.2567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Port Said','quantity':234310}, 'geometry': { 'type': 'Point', 'coordinates': [32.3192,31.256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0<text:s/>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float" office:value="210705" table:style-name="ce2">
            <text:p>210705</text:p>
          </table:table-cell>
          <table:table-cell table:style-name="ce2"/>
          <table:table-cell office:value-type="string" table:style-name="ce1">
            <text:p>103.54571,1.3570015</text:p>
          </table:table-cell>
          <table:table-cell table:style-name="ce1"/>
          <table:table-cell office:value-type="string" office:string-value="{'type': 'Feature', 'properties': {'name':'Tanjong Pelepas','quantity':210705}, 'geometry': { 'type': 'Point', 'coordinates': [103.54571,1.3570015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Tanjong Pelepas','quantity':210705}, 'geometry': { 'type': 'Point', 'coordinates': [103.54571,1.3570015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1<text:s/></text:p>
          </table:table-cell>
          <table:table-cell office:value-type="string" table:style-name="ce1">
            <text:p>Baniyas</text:p>
          </table:table-cell>
          <table:table-cell office:value-type="string" table:style-name="ce1">
            <text:p>Syria</text:p>
          </table:table-cell>
          <table:table-cell office:value-type="float" office:value="210279" table:style-name="ce2">
            <text:p>210279</text:p>
          </table:table-cell>
          <table:table-cell table:style-name="ce2"/>
          <table:table-cell office:value-type="string" table:style-name="ce1">
            <text:p>35.944906,35.1820319</text:p>
          </table:table-cell>
          <table:table-cell table:style-name="ce1"/>
          <table:table-cell office:value-type="string" office:string-value="{'type': 'Feature', 'properties': {'name':'Baniyas','quantity':210279}, 'geometry': { 'type': 'Point', 'coordinates': [35.944906,35.1820319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Baniyas','quantity':210279}, 'geometry': { 'type': 'Point', 'coordinates': [35.944906,35.1820319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2<text:s/>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Spain</text:p>
          </table:table-cell>
          <table:table-cell office:value-type="float" office:value="209864" table:style-name="ce2">
            <text:p>209864</text:p>
          </table:table-cell>
          <table:table-cell table:style-name="ce2"/>
          <table:table-cell office:value-type="string" table:style-name="ce1">
            <text:p>-0.3525,39.4228</text:p>
          </table:table-cell>
          <table:table-cell table:style-name="ce1"/>
          <table:table-cell office:value-type="string" office:string-value="{'type': 'Feature', 'properties': {'name':'Valencia','quantity':209864}, 'geometry': { 'type': 'Point', 'coordinates': [-0.3525,39.4228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Valencia','quantity':209864}, 'geometry': { 'type': 'Point', 'coordinates': [-0.3525,39.4228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<text:s/></text:p>
          </table:table-cell>
          <table:table-cell office:value-type="string" table:style-name="ce1">
            <text:p>Shekou</text:p>
          </table:table-cell>
          <table:table-cell office:value-type="string" table:style-name="ce1">
            <text:p>China</text:p>
          </table:table-cell>
          <table:table-cell office:value-type="float" office:value="207283" table:style-name="ce2">
            <text:p>207283</text:p>
          </table:table-cell>
          <table:table-cell table:style-name="ce2"/>
          <table:table-cell office:value-type="string" table:style-name="ce1">
            <text:p>113.9161,22.4715</text:p>
          </table:table-cell>
          <table:table-cell table:style-name="ce1"/>
          <table:table-cell office:value-type="string" office:string-value="{'type': 'Feature', 'properties': {'name':'Shekou','quantity':207283}, 'geometry': { 'type': 'Point', 'coordinates': [113.9161,22.4715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Shekou','quantity':207283}, 'geometry': { 'type': 'Point', 'coordinates': [113.9161,22.4715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4<text:s/></text:p>
          </table:table-cell>
          <table:table-cell office:value-type="string" table:style-name="ce1">
            <text:p>Dumai, Sumatra</text:p>
          </table:table-cell>
          <table:table-cell office:value-type="string" table:style-name="ce1">
            <text:p>Indonesia</text:p>
          </table:table-cell>
          <table:table-cell office:value-type="float" office:value="203796" table:style-name="ce2">
            <text:p>203796</text:p>
          </table:table-cell>
          <table:table-cell table:style-name="ce2"/>
          <table:table-cell office:value-type="string" table:style-name="ce1">
            <text:p>101.4532617,1.6815017</text:p>
          </table:table-cell>
          <table:table-cell table:style-name="ce1"/>
          <table:table-cell office:value-type="string" office:string-value="{'type': 'Feature', 'properties': {'name':'Dumai, Sumatra','quantity':203796}, 'geometry': { 'type': 'Point', 'coordinates': [101.4532617,1.6815017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Dumai, Sumatra','quantity':203796}, 'geometry': { 'type': 'Point', 'coordinates': [101.4532617,1.681501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5<text:s/>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United States of America</text:p>
          </table:table-cell>
          <table:table-cell office:value-type="float" office:value="200084" table:style-name="ce2">
            <text:p>200084</text:p>
          </table:table-cell>
          <table:table-cell table:style-name="ce2"/>
          <table:table-cell office:value-type="string" table:style-name="ce1">
            <text:p>-74.1246,40.6993</text:p>
          </table:table-cell>
          <table:table-cell table:style-name="ce1"/>
          <table:table-cell office:value-type="string" office:string-value="{'type': 'Feature', 'properties': {'name':'Newark','quantity':200084}, 'geometry': { 'type': 'Point', 'coordinates': [-74.1246,40.6993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Newark','quantity':200084}, 'geometry': { 'type': 'Point', 'coordinates': [-74.1246,40.6993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6<text:s/></text:p>
          </table:table-cell>
          <table:table-cell office:value-type="string" table:style-name="ce1">
            <text:p>Damietta</text:p>
          </table:table-cell>
          <table:table-cell office:value-type="string" table:style-name="ce1">
            <text:p>Egypt</text:p>
          </table:table-cell>
          <table:table-cell office:value-type="float" office:value="198140" table:style-name="ce2">
            <text:p>198140</text:p>
          </table:table-cell>
          <table:table-cell table:style-name="ce2"/>
          <table:table-cell office:value-type="string" table:style-name="ce1">
            <text:p>31.82137,31.41674</text:p>
          </table:table-cell>
          <table:table-cell table:style-name="ce1"/>
          <table:table-cell office:value-type="string" office:string-value="{'type': 'Feature', 'properties': {'name':'Damietta','quantity':198140}, 'geometry': { 'type': 'Point', 'coordinates': [31.82137,31.41674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Damietta','quantity':198140}, 'geometry': { 'type': 'Point', 'coordinates': [31.82137,31.4167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7<text:s/>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Algeria</text:p>
          </table:table-cell>
          <table:table-cell office:value-type="float" office:value="195132" table:style-name="ce2">
            <text:p>195132</text:p>
          </table:table-cell>
          <table:table-cell table:style-name="ce2"/>
          <table:table-cell office:value-type="string" table:style-name="ce1">
            <text:p>7.7599808,36.920006</text:p>
          </table:table-cell>
          <table:table-cell table:style-name="ce1"/>
          <table:table-cell office:value-type="string" office:string-value="{'type': 'Feature', 'properties': {'name':'Alger','quantity':195132}, 'geometry': { 'type': 'Point', 'coordinates': [7.7599808,36.920006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Alger','quantity':195132}, 'geometry': { 'type': 'Point', 'coordinates': [7.7599808,36.920006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8<text:s/>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Spain</text:p>
          </table:table-cell>
          <table:table-cell office:value-type="float" office:value="193387" table:style-name="ce2">
            <text:p>193387</text:p>
          </table:table-cell>
          <table:table-cell table:style-name="ce2"/>
          <table:table-cell office:value-type="string" table:style-name="ce1">
            <text:p>-15.4357,28.0514</text:p>
          </table:table-cell>
          <table:table-cell table:style-name="ce1"/>
          <table:table-cell office:value-type="string" office:string-value="{'type': 'Feature', 'properties': {'name':'Las Palmas','quantity':193387}, 'geometry': { 'type': 'Point', 'coordinates': [-15.4357,28.0514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Las Palmas','quantity':193387}, 'geometry': { 'type': 'Point', 'coordinates': [-15.4357,28.051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9<text:s/>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float" office:value="193196" table:style-name="ce2">
            <text:p>193196</text:p>
          </table:table-cell>
          <table:table-cell table:style-name="ce2"/>
          <table:table-cell office:value-type="string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193196}, 'geometry': { 'type': 'Point', 'coordinates': [4.945595,43.4380714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Fos-sur-Mer','quantity':193196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60<text:s/>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float" office:value="185072" table:style-name="ce2">
            <text:p>185072</text:p>
          </table:table-cell>
          <table:table-cell table:style-name="ce2"/>
          <table:table-cell office:value-type="string" table:style-name="ce1">
            <text:p>-58.44598,-34.61287</text:p>
          </table:table-cell>
          <table:table-cell table:style-name="ce1"/>
          <table:table-cell office:value-type="string" office:string-value="{'type': 'Feature', 'properties': {'name':'Buenos Aires','quantity':185072}, 'geometry': { 'type': 'Point', 'coordinates': [-58.44598,-34.61287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Buenos Aires','quantity':185072}, 'geometry': { 'type': 'Point', 'coordinates': [-58.44598,-34.61287] }}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61<text:s/></text:p>
          </table:table-cell>
          <table:table-cell office:value-type="string" table:style-name="ce1">
            <text:p>Tess/Hartlepool</text:p>
          </table:table-cell>
          <table:table-cell office:value-type="string" table:style-name="ce1">
            <text:p>England</text:p>
          </table:table-cell>
          <table:table-cell office:value-type="float" office:value="185039" table:style-name="ce2">
            <text:p>185039</text:p>
          </table:table-cell>
          <table:table-cell table:style-name="ce2"/>
          <table:table-cell office:value-type="string" table:style-name="ce1">
            <text:p>-1.2031,54.6947</text:p>
          </table:table-cell>
          <table:table-cell table:style-name="ce1"/>
          <table:table-cell office:value-type="string" office:string-value="{'type': 'Feature', 'properties': {'name':'Tess/Hartlepool','quantity':185039}, 'geometry': { 'type': 'Point', 'coordinates': [-1.2031,54.6947] }}" table:formula="of:=CONCATENATE(&quot;{'type': 'Feature', 'properties': {'name':'&quot;;[.B64];&quot;','quantity':&quot;;[.D64];&quot;}, 'geometry': { 'type': 'Point', 'coordinates': [&quot;;[.F64];&quot;] }}&quot;)" table:style-name="ce1">
            <text:p>{'type': 'Feature', 'properties': {'name':'Tess/Hartlepool','quantity':185039}, 'geometry': { 'type': 'Point', 'coordinates': [-1.2031,54.6947] }}</text:p>
          </table:table-cell>
          <table:table-cell table:number-columns-repeated="16376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Connessione2" table:cell-range-address="TON.$A$1:TON.$D$64" table:base-cell-address="TON.$A$1"/>
          <table:named-range table:name="data__44_." table:cell-range-address="TON.$A$1:TON.$D$64" table:base-cell-address="TO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o Sabatini</meta:initial-creator>
    <dc:creator>Stefano Sabatini</dc:creator>
    <meta:creation-date>2014-01-27T14:26:56Z</meta:creation-date>
    <dc:date>2014-01-31T10:28:36Z</dc:date>
  </office:meta>
</office:document-meta>
</file>